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0ee6" officeooo:paragraph-rsid="001b0ee6"/>
    </style:style>
    <style:style style:name="P2" style:family="paragraph" style:parent-style-name="Standard">
      <style:paragraph-properties fo:text-align="center" style:justify-single-word="false"/>
      <style:text-properties officeooo:rsid="001b0ee6" officeooo:paragraph-rsid="001b0ee6"/>
    </style:style>
    <style:style style:name="P3" style:family="paragraph" style:parent-style-name="Standard">
      <style:text-properties officeooo:rsid="001b8be1" officeooo:paragraph-rsid="001b8be1"/>
    </style:style>
    <style:style style:name="P4" style:family="paragraph" style:parent-style-name="Standard">
      <style:text-properties officeooo:rsid="001d63a5" officeooo:paragraph-rsid="001d63a5"/>
    </style:style>
    <style:style style:name="P5" style:family="paragraph" style:parent-style-name="Standard">
      <style:text-properties officeooo:rsid="001f339b" officeooo:paragraph-rsid="001f339b"/>
    </style:style>
    <style:style style:name="P6" style:family="paragraph" style:parent-style-name="Standard">
      <style:text-properties officeooo:rsid="0021c939" officeooo:paragraph-rsid="0021c939"/>
    </style:style>
    <style:style style:name="P7" style:family="paragraph" style:parent-style-name="Standard">
      <style:text-properties officeooo:rsid="0026aaaf" officeooo:paragraph-rsid="0026aaaf"/>
    </style:style>
    <style:style style:name="P8" style:family="paragraph" style:parent-style-name="Standard">
      <style:text-properties officeooo:rsid="0029feea" officeooo:paragraph-rsid="0029feea"/>
    </style:style>
    <style:style style:name="P9" style:family="paragraph" style:parent-style-name="Title">
      <style:text-properties officeooo:rsid="001b0ee6" officeooo:paragraph-rsid="001b0ee6"/>
    </style:style>
    <style:style style:name="T1" style:family="text">
      <style:text-properties officeooo:rsid="001b8be1"/>
    </style:style>
    <style:style style:name="T2" style:family="text">
      <style:text-properties officeooo:rsid="00204f93"/>
    </style:style>
    <style:style style:name="T3" style:family="text">
      <style:text-properties officeooo:rsid="0023b766"/>
    </style:style>
    <style:style style:name="T4" style:family="text">
      <style:text-properties officeooo:rsid="00286a2d"/>
    </style:style>
    <style:style style:name="T5" style:family="text">
      <style:text-properties officeooo:rsid="002afbca"/>
    </style:style>
    <style:style style:name="T6" style:family="text">
      <style:text-properties officeooo:rsid="002c9061"/>
    </style:style>
    <style:style style:name="T7" style:family="text">
      <style:text-properties officeooo:rsid="002da920"/>
    </style:style>
    <style:style style:name="T8" style:family="text">
      <style:text-properties officeooo:rsid="002ddaf5"/>
    </style:style>
    <style:style style:name="T9" style:family="text">
      <style:text-properties officeooo:rsid="002e5d5c"/>
    </style:style>
    <style:style style:name="T10" style:family="text">
      <style:text-properties officeooo:rsid="00317f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C</text:span>ode with path semantics</text:p>
      <text:p text:style-name="P2">by Sven Nilsen, 2016</text:p>
      <text:p text:style-name="P1"/>
      <text:p text:style-name="P1">A language for axioms can be defined such that if the left side is true, then the right side should follow. <text:span text:style-name="T1">Axioms should be designed with the intention of reduction, instead of just stating something that is true.</text:span></text:p>
      <text:p text:style-name="P1"/>
      <text:p text:style-name="P3">Path semantics should replace generics, dependently types and high level optimization.</text:p>
      <text:p text:style-name="P3"/>
      <text:p text:style-name="P4">Generics:</text:p>
      <text:p text:style-name="P4"/>
      <text:p text:style-name="P4"><text:tab/>ps unwrap [type] (opt[X]) → X</text:p>
      <text:p text:style-name="P4"/>
      <text:p text:style-name="P4">Dependently types:</text:p>
      <text:p text:style-name="P4"/>
      <text:p text:style-name="P4"><text:tab/>ps concat [len] (a, b) → { a + b }</text:p>
      <text:p text:style-name="P4"/>
      <text:p text:style-name="P4">High level optimization:</text:p>
      <text:p text:style-name="P4"/>
      <text:p text:style-name="P4"><text:tab/>ps concat [sum] (a, b) → { a + b }</text:p>
      <text:p text:style-name="P4"/>
      <text:h text:style-name="Heading_20_3" text:outline-level="3">Type checking</text:h>
      <text:p text:style-name="P5">For type checking, path semantics is used to add extra information to the type checker. This information <text:span text:style-name="T2">is used to find contradictions. An error is reported before running the code.</text:span></text:p>
      <text:p text:style-name="P5"/>
      <text:p text:style-name="P6">The user specif<text:span text:style-name="T3">ies</text:span> when the type checker should report an error:</text:p>
      <text:p text:style-name="P5"/>
      <text:p text:style-name="P5"><text:tab/><text:span text:style-name="T2">ps unwrap [type] (!opt || !res) → error “Expected `opt` or `res`”</text:span></text:p>
      <text:p text:style-name="P5"/>
      <text:p text:style-name="P7">The sentence above adds two proof sub goals to the type checker. <text:span text:style-name="T4">Each returns “some(true)”, “some(false)” and “none()”. If either is “some(true)” then the error is reported.</text:span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4T09:42:51.709825000</meta:creation-date>
    <dc:date>2016-08-15T13:42:29.817555000</dc:date>
    <meta:editing-duration>P1DT3H29M8S</meta:editing-duration>
    <meta:editing-cycles>18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5" meta:word-count="173" meta:character-count="993" meta:non-whitespace-character-count="831"/>
  </office:meta>
</office:document-meta>
</file>